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style:style style:name="T1" style:family="text">
      <style:text-properties style:font-name="Liberation Sans" style:font-name-asian="Droid Sans Fallback" style:font-name-complex="Noto Sans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 – začetni</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 – nadaljevalni</text:p>
          </table:table-cell>
          <table:table-cell office:value-type="string" calcext:value-type="string">
            <text:p>Jelka Perne</text:p>
          </table:table-cell>
          <table:table-cell office:value-type="float" office:value="2.3" calcext:value-type="float">
            <text:p>2,3</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Karin Žunič</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Karin Žunič</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1" calcext:value-type="float">
            <text:p>21</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1000" calcext:value-type="float">
            <text:p>1000</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1000" calcext:value-type="float">
            <text:p>1000</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 glede na urnik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l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xt:span text:style-name="T1">Termin po dogovoru glede na urnik učencev</text:span></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1" calcext:value-type="float">
            <text:p>21</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1" calcext:value-type="float">
            <text:p>21</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1" calcext:value-type="float">
            <text:p>21</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float" office:value="1" calcext:value-type="float">
            <text:p>1</text:p>
          </table:table-cell>
          <table:table-cell office:value-type="string" calcext:value-type="string">
            <text:p>Torek 14.35 – 15.20</text:p>
          </table:table-cell>
          <table:table-cell/>
          <table:table-cell office:value-type="float" office:value="8" calcext:value-type="float">
            <text:p>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1" calcext:value-type="float">
            <text:p>21</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1" calcext:value-type="float">
            <text:p>21</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1" calcext:value-type="float">
            <text:p>21</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45" calcext:value-type="float">
            <text:p>45</text:p>
          </table:table-cell>
          <table:table-cell office:value-type="string" calcext:value-type="string">
            <text:p>…</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text:p>
          </table:table-cell>
          <table:table-cell office:value-type="string" calcext:value-type="string">
            <text:p>Četrtek 14.35 – 15.20</text:p>
          </table:table-cell>
          <table:table-cell office:value-type="string" calcext:value-type="string">
            <text:p>5 €/mesec</text:p>
          </table:table-cell>
          <table:table-cell office:value-type="float" office:value="21" calcext:value-type="float">
            <text:p>21</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0">00.00.0000</text:date>, <text:time style:data-style-name="N2" text:time-value="05:52:05.1802896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5-30T05:55:34.198498150</dc:date>
    <meta:editing-duration>PT3H16M23S</meta:editing-duration>
    <meta:editing-cycles>30</meta:editing-cycles>
    <meta:generator>LibreOffice/5.4.2.2.0$Linux_X86_64 LibreOffice_project/40m0$Build-2</meta:generator>
    <meta:document-statistic meta:table-count="1" meta:cell-count="324" meta:object-count="0"/>
  </office:meta>
</office:document-meta>
</file>